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 New2" svg:font-family="'Angsana New'"/>
    <style:font-face style:name="Times New Roman" svg:font-family="'Times New Roman'"/>
    <style:font-face style:name="Angsana New" svg:font-family="'Angsana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1" svg:font-family="'Angsana New'" style:font-family-generic="system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ngsana New" fo:font-size="16pt" style:font-size-asian="16pt" style:font-name-complex="Angsana New" style:font-size-complex="16pt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Angsana New" fo:font-size="16pt" fo:letter-spacing="normal" style:font-size-asian="16pt" style:font-name-complex="Angsana New" style:font-size-complex="16pt"/>
    </style:style>
    <style:style style:name="P3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style:font-name="Angsana New" fo:font-size="16pt" style:font-size-asian="16pt" style:font-name-complex="Angsana New" style:font-size-complex="16pt"/>
    </style:style>
    <style:style style:name="T1" style:family="text">
      <style:text-properties fo:font-variant="normal" fo:text-transform="none" fo:color="#000000" fo:letter-spacing="normal"/>
    </style:style>
    <style:style style:name="T2" style:family="text">
      <style:text-properties fo:font-variant="normal" fo:text-transform="none" fo:color="#000000" fo:letter-spacing="normal" style:font-style-complex="normal" style:font-weight-complex="normal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style="normal" fo:font-weight="normal"/>
    </style:style>
    <style:style style:name="T5" style:family="text">
      <style:text-properties style:font-style-complex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สถานที่ใกล้เคียงโครงการลาดพร้าว </text:span><text:span text:style-name="T3">62</text:span><text:line-break/><text:span text:style-name="T3">1. Central </text:span><text:span text:style-name="T2">ลาดพร้าว</text:span><text:line-break/><text:span text:style-name="T3">2. </text:span><text:span text:style-name="T2">เมเจอร์รัชโยธิน</text:span><text:line-break/><text:span text:style-name="T3">3. MRT </text:span><text:span text:style-name="T2">ลาดพร้าว</text:span><text:line-break/><text:span text:style-name="T3">4. MRT </text:span><text:span text:style-name="T2">รัชดาภิเษก</text:span><text:line-break/><text:span text:style-name="T3">5. </text:span><text:span text:style-name="T2">สน</text:span><text:span text:style-name="T3">.</text:span><text:span text:style-name="T2">โชคชัย </text:span><text:span text:style-name="T3">4</text:span><text:line-break/><text:span text:style-name="T3">6. </text:span><text:span text:style-name="T2">ร</text:span><text:span text:style-name="T3">.</text:span><text:span text:style-name="T2">พ</text:span><text:span text:style-name="T3">.</text:span><text:span text:style-name="T2">เปาโลเมโมเรียล</text:span><text:line-break/><text:span text:style-name="T3">7. </text:span><text:span text:style-name="T2">ร</text:span><text:span text:style-name="T3">.</text:span><text:span text:style-name="T2">ร ถนอมพิศ</text:span><text:line-break/><text:span text:style-name="T3">8. Tops supermarket </text:span><text:span text:style-name="T2">โชคชัย </text:span><text:span text:style-name="T3">4</text:span><text:line-break/><text:span text:style-name="T3">9. </text:span><text:span text:style-name="T2">ทางด่วนรามอินทรา</text:span><text:span text:style-name="T3">-</text:span><text:span text:style-name="T2">อาจณรงค์</text:span><text:line-break/></text:p>
      <text:p text:style-name="P2"><text:span text:style-name="T5">โครงการ </text:span><text:span text:style-name="T4">THE GINZA </text:span><text:span text:style-name="T5">ผู้มีกรรมสิทธิ์ในที่ดินและผู้ดำเนินการ บริษัท คิวเทค โปรดักส์ จำกัด</text:span><text:span text:style-name="T4"><text:line-break/></text:span><text:span text:style-name="T5">เลขทะเบียนบริษัท </text:span><text:span text:style-name="T4">0105538046680 </text:span><text:span text:style-name="T5">ที่อยู่เลขที่ </text:span><text:span text:style-name="T4">1 </text:span><text:span text:style-name="T5">ซอยลาดพร้าว </text:span><text:span text:style-name="T4">19 </text:span><text:span text:style-name="T5">ถนนลาดพร้าว</text:span><text:span text:style-name="T4"><text:line-break/></text:span><text:span text:style-name="T5">แขวงจอมพล เขตจตุจักร กรุงเทพมหานคร ประธานเจ้าหน้าที่บริหารงาน คุณวชิราภรณ์ สกุลจันทร์</text:span><text:span text:style-name="T4"><text:line-break/></text:span><text:span text:style-name="T5">และ คุณสุภกิณห์ อาจวงษา</text:span></text:p>
      <text:p text:style-name="P2"><text:span text:style-name="T5">ทุนจดทะเบียน </text:span><text:span text:style-name="T4">10,000,000 </text:span><text:span text:style-name="T5">บาท </text:span><text:span text:style-name="T4">(</text:span><text:span text:style-name="T5">ชำระเต็ม </text:span><text:span text:style-name="T4">10,000,000 </text:span><text:span text:style-name="T5">บาท</text:span><text:span text:style-name="T4">) </text:span><text:span text:style-name="T5">ที่ตั้งโครงการ ซอยลาดพร้าว </text:span><text:span text:style-name="T4">62<text:line-break/></text:span><text:span text:style-name="T5">ถนนลาดพร้าว แขวงวังทองหลาง เขตวังทองหลาง กรุงเทพมหานคร</text:span><text:span text:style-name="T4"><text:line-break/></text:span><text:span text:style-name="T5">โฉนดที่ดินในขณะยื่นขออนุญาตเลขที่ </text:span><text:span text:style-name="T4">8075,8076,8077,8078,8079,8080,8081,8082<text:line-break/></text:span><text:span text:style-name="T5">ถนนลาดพร้าว แขวงวังทองหลาง เขตวังทองหลาง กรุงเทพมหานคร</text:span></text:p>
      <text:p text:style-name="P2"><text:span text:style-name="T5">พื้นที่โครงการประมาณ </text:span><text:span text:style-name="T4">600 </text:span><text:span text:style-name="T5">ตารางวา รายการและขนาดทรัพย์สินที่เป็นสาธารณูปโภคเป็นส่วนบุคคล ไม่มีนิติบุคคลในโครงการและถนนส่วนกลางในโครงการทางบริษัทฯมีนโยบายมอบให้กรุงเทพมหานครภายหลัง</text:span></text:p>
      <text:p text:style-name="P1"><text:line-break/></text:p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1" text:anchor-type="as-char" svg:y="-7.428cm" svg:width="16.228cm" svg:height="9.439cm" draw:z-index="0"><draw:image xlink:href="http://ginzahome.com/TH/assets/images/content/ginza/map.jpg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gsana New2" svg:font-family="'Angsana New'"/>
    <style:font-face style:name="Times New Roman" svg:font-family="'Times New Roman'"/>
    <style:font-face style:name="Angsana New" svg:font-family="'Angsana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1" svg:font-family="'Angsana New'" style:font-family-generic="system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ngsana New1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ngsana New1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ngsana New2" style:font-family-complex="'Angsana New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ngsana New2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2" style:font-family-complex="'Angsana New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3T17:55:02.762000000</meta:creation-date>
    <dc:date>2014-11-23T18:24:22.021000000</dc:date>
    <meta:editing-duration>P0D</meta:editing-duration>
    <meta:editing-cycles>2</meta:editing-cycles>
    <meta:generator>LibreOffice/4.2.2.1$Windows_x86 LibreOffice_project/3be8cda0bddd8e430d8cda1ebfd581265cca5a0f</meta:generator>
    <meta:document-statistic meta:table-count="0" meta:image-count="1" meta:object-count="0" meta:page-count="2" meta:paragraph-count="6" meta:word-count="177" meta:character-count="814" meta:non-whitespace-character-count="739"/>
  </office:meta>
</office:document-meta>
</file>